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agenomic Analysi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ost methods extract DNA/RNA, then compare to NCBI sequences using BLAST to learn about the genomic composition of the sample</text:p>
              </text:list-item>
              <text:list-item>
                <text:p>There is much more to learn!</text:p>
              </text:list-item>
              <text:list-item>
                <text:p>Community composition is an important factor to understand about a bio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munity factor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e average genome length of a biome is related to the environmental complexity</text:p>
              </text:list-item>
              <text:list-item>
                <text:p>The distribution of genome lengths describes the diversity of the communit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GAAS</text:p>
          </draw:text-box>
        </draw:frame>
        <draw:frame draw:style-name="gr2" draw:text-style-name="P2" draw:layer="layout" svg:width="24.13cm" svg:height="13.716cm" svg:x="1.778cm" svg:y="5.08cm">
          <draw:text-box>
            <text:list text:style-name="L3">
              <text:list-item>
                <text:p text:style-name="P2"><text:span text:style-name="T1">Doesn't rely on microbial marker</text:span></text:p>
              </text:list-item>
              <text:list-item>
                <text:p text:style-name="P2"><text:span text:style-name="T1">Uses a similarity-independent based method to estimate viral diversity</text:span></text:p>
              </text:list-item>
              <text:list-item>
                <text:p text:style-name="P2"><text:span text:style-name="T1">Needs average genome length as input, which can be obtained using Pulsed Field Gel Electrophoresis</text:span></text:p>
                <text:list>
                  <text:list-item>
                    <text:p text:style-name="P2"><text:span text:style-name="T1">Larger size range and greater number of bands indicates wider variety of genomes </text:span></text:p>
                  </text:list-item>
                  <text:list-item>
                    <text:p text:style-name="P2"><text:span text:style-name="T1">Average genome length is related to biome complex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AAS continued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elps correct for sampling biases</text:p>
              </text:list-item>
              <text:list-item>
                <text:p>Can be useful when organisms with small genomes are abundant (small RNA virus diseas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AAS vs. BLAST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nded to produce more accurate estimates of average genom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4T08:46:50</meta:creation-date>
    <meta:editing-duration>PT3M54S</meta:editing-duration>
    <meta:editing-cycles>2</meta:editing-cycles>
    <dc:date>2014-03-24T09:21:04</dc:date>
    <meta:document-statistic meta:object-count="41"/>
    <meta:generator>OpenOffice.org/3.4.1$Unix OpenOffice.org_project/341m1$Build-9593</meta:generator>
  </office:meta>
</office:document-meta>
</file>